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2B000002CCFDCC1D7D.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snap-to-layout-grid="false"/>
    </style:style>
    <style:style style:name="P2" style:family="paragraph" style:parent-style-name="Standard">
      <style:paragraph-properties fo:margin-left="0.635cm" fo:margin-right="0cm" fo:text-align="justify" style:justify-single-word="false" fo:text-indent="0cm" style:auto-text-indent="false"/>
      <style:text-properties fo:font-size="11pt" style:font-size-asian="11pt" style:font-size-complex="11pt"/>
    </style:style>
    <style:style style:name="P3" style:family="paragraph" style:parent-style-name="Sangría_20_2_20_de_20_t._20_independiente">
      <style:text-properties fo:font-size="11pt" style:font-size-asian="11pt" style:font-size-complex="11pt"/>
    </style:style>
    <style:style style:name="P4" style:family="paragraph" style:parent-style-name="Codi">
      <style:text-properties fo:font-size="11pt" style:font-size-asian="11pt" style:font-size-complex="11pt"/>
    </style:style>
    <style:style style:name="P5" style:family="paragraph" style:parent-style-name="Standard" style:list-style-name="WW8Num2">
      <style:paragraph-properties fo:margin-left="0.953cm" fo:margin-right="0cm" fo:margin-top="0cm" fo:margin-bottom="0.106cm" fo:text-align="justify" style:justify-single-word="false" fo:text-indent="-0.635cm" style:auto-text-indent="false">
        <style:tab-stops/>
      </style:paragraph-properties>
      <style:text-properties fo:font-size="11pt" style:font-size-asian="11pt" style:font-size-complex="11pt"/>
    </style:style>
    <style:style style:name="P6" style:family="paragraph" style:parent-style-name="Standard" style:list-style-name="WW8Num2">
      <style:paragraph-properties fo:margin-left="0.953cm" fo:margin-right="0cm" fo:margin-top="0cm" fo:margin-bottom="0.106cm" fo:text-align="justify" style:justify-single-word="false" fo:text-indent="-0.63cm" style:auto-text-indent="false">
        <style:tab-stops/>
      </style:paragraph-properties>
      <style:text-properties fo:font-size="11pt" style:font-size-asian="11pt" style:font-size-complex="11pt"/>
    </style:style>
    <style:style style:name="P7" style:family="paragraph" style:parent-style-name="Apartado1" style:master-page-name="Standard">
      <style:paragraph-properties fo:margin-left="0cm" fo:margin-right="0cm" fo:text-indent="0cm" style:auto-text-indent="false" style:page-number="auto"/>
      <style:text-properties fo:font-weight="bold" style:font-weight-asian="bold"/>
    </style:style>
    <style:style style:name="T1" style:family="text">
      <style:text-properties fo:font-size="11.5pt" fo:font-style="normal" fo:font-weight="normal" style:font-size-asian="11.5pt" style:font-style-asian="normal" style:font-weight-asian="normal" style:font-size-complex="11.5pt"/>
    </style:style>
    <style:style style:name="T2" style:family="text">
      <style:text-properties fo:color="#ff00ff"/>
    </style:style>
    <style:style style:name="T3" style:family="text">
      <style:text-properties style:font-name="Courier New" style:font-name-complex="Courier New"/>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5.009cm, 0cm, 5.138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jercicios obligatorios</text:p>
      <text:list xml:id="list37340664" text:style-name="WW8Num2">
        <text:list-item>
          <text:list>
            <text:list-item>
              <text:p text:style-name="P5">Imagina que debes desarrollar una aplicación para el departamento de recursos humanos de tu empresa. Define la declaración del registro que contendrá los datos básicos relacionados con un empleado. Como mínimo debe contener los siguientes campos: nif, nass<text:span text:style-name="T2">(seguridad social)</text:span>, nombre<text:span text:style-name="T2">(string)</text:span>, apellidos<text:span text:style-name="T2">(string)</text:span>, dirección<text:span text:style-name="T2">(registro)</text:span>, tf<text:span text:style-name="T2">(int)</text:span>,<text:span text:style-name="T2"> </text:span>tf2<text:span text:style-name="T2">(int)</text:span>, e-mail, fecha de nacimiento, fecha incorporación<text:span text:style-name="T2">(registro)</text:span>, categoría<text:span text:style-name="T2">(string)</text:span>, estado civil<text:span text:style-name="T2">(string)</text:span>, hijos<text:span text:style-name="T2">(int)</text:span>, ¿es minusválido?<text:span text:style-name="T2">(booleano) </text:span>Decide el tipo de datos de cada campo. <text:s/></text:p>
            </text:list-item>
            <text:list-item>
              <text:p text:style-name="P5">Desarrolla un procedimiento que dado un empleado (según se ha definido en el ejercicio anterior) escriba los valores de sus campos por pantalla. El procedimiento indicará, por cada campo, una línea con el nombre del campo seguido por ‘:’ y a continuación el valor. (El valor de cada campo puede ser asignado directamente al inicio del programa).</text:p>
            </text:list-item>
            <text:list-item>
              <text:p text:style-name="P5">Define un tipo de registro llamado coordenada que contenga las coordenadas (fila y columna) de una casilla de una tabla de dos dimensiones (matriz).</text:p>
            </text:list-item>
            <text:list-item>
              <text:p text:style-name="P5">Desarrolla una función que reciba como parámetro dos coordenadas y responda si las dos coordenadas son iguales.</text:p>
            </text:list-item>
            <text:list-item>
              <text:p text:style-name="P6">Dada una hora en el formato hh:mm:ss, realizar una función que devuelva la hora que será transcurrido un segundo. Debe utilizarse el tipo tiempo con los campos: hora, minuto y segundo.</text:p>
            </text:list-item>
            <text:list-item>
              <text:p text:style-name="P6">Desarrolla un programa que pida al usuario la fecha de hoy (año, mes y dia) y muestre por pantalla el día anterior y el día siguiente de la fecha introducida. El programa debe declarar un tipo fecha y, por lo menos un procedimiento o función que realice el cálculo. Podemos suponer que disponemos de la función bisiesto(año:<text:span text:style-name="T3"> entero): booleano</text:span>, que dado un año retorna si es o no <text:span text:style-name="T4">bisiesto</text:span>. </text:p>
            </text:list-item>
          </text:list>
        </text:list-item>
      </text:list>
      <text:p text:style-name="P2">Por ejemplo, si la entrada es:</text:p>
      <text:p text:style-name="P4">13</text:p>
      <text:p text:style-name="P4">4</text:p>
      <text:p text:style-name="P4">2004</text:p>
      <text:p text:style-name="P2">La salida será:</text:p>
      <text:p text:style-name="P4">anterior: 12/4/2004</text:p>
      <text:p text:style-name="P4">siguiente: 14/4/2004</text:p>
      <text:list xml:id="list37357900" text:continue-numbering="true" text:style-name="WW8Num2">
        <text:list-item>
          <text:list>
            <text:list-item>
              <text:p text:style-name="P5">Dado el tipo de datos registro llamado <text:span text:style-name="T5">cumple</text:span> con los siguientes campos: nombre cadena de caracteres, fecha_nacimiento fecha. Realizar un programa que introduzca por teclado el nombre y la fecha de nacimiento de 10 personas y nos devuelva el nombre del más joven.</text:p>
            </text:list-item>
            <text:list-item>
              <text:p text:style-name="P5">El mismo ejercicio anterior, pero el programa debe retornar el nombre de la persona que tiene el cumpleaños más próximo. (NOTA: la fecha actual la podéis obtener utilitzando la función del sistema ObtenerFecha(f) siendo f una variable de tipo registro fecha. El día actual sería f.dd). </text:p>
            </text:list-item>
            <text:list-item>
              <text:p text:style-name="P5">Desarrolla un procedimiento que reciba como parámetros una coordenada y dos números enteros que marquen el número máximo de filas y de columnas de una matriz. El procedimiento modificará el valor de la coordenada incrementando una posición. Nota: considera que el valor de la coordenada de entrada está dentro de las posiciones válidas.</text:p>
            </text:list-item>
          </text:list>
        </text:list-item>
      </text:list>
      <text:p text:style-name="P3">Por ejemplo, si el valor de los parámetros que se pasan al procedimiento es:</text:p>
      <text:p text:style-name="P4">coordenada: (5, 6)</text:p>
      <text:p text:style-name="P4">max_fil: 7</text:p>
      <text:p text:style-name="P4">max_col: 7</text:p>
      <text:p text:style-name="P2">El valor nuevo de la coordenada después de llamar al procedimiento será:</text:p>
      <text:p text:style-name="P4">coordenada: (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Apartado1" style:family="paragraph" style:parent-style-name="Standard">
      <style:paragraph-properties fo:margin-left="1.7cm" fo:margin-right="0cm" fo:margin-top="0cm" fo:margin-bottom="0.212cm" fo:text-align="justify" style:justify-single-word="false" fo:text-indent="0cm" style:auto-text-indent="false"/>
      <style:text-properties fo:font-size="11pt" style:font-size-asian="11pt"/>
    </style:style>
    <style:style style:name="Tema1" style:family="paragraph" style:parent-style-name="Standard" style:list-style-name="WW8Num1">
      <style:paragraph-properties fo:margin-left="2.923cm" fo:margin-right="0cm" fo:margin-top="0cm" fo:margin-bottom="0.423cm" fo:text-indent="0cm" style:auto-text-indent="false" fo:break-before="page" fo:padding-left="0.141cm" fo:padding-right="0.141cm" fo:padding-top="0.035cm" fo:padding-bottom="0.035cm" fo:border="0.018cm solid #000000">
        <style:tab-stops>
          <style:tab-stop style:position="4.763cm"/>
        </style:tab-stops>
      </style:paragraph-properties>
      <style:text-properties fo:font-size="20pt" fo:font-weight="bold" style:font-size-asian="20pt" style:font-weight-asian="bold"/>
    </style:style>
    <style:style style:name="Subtitulo" style:family="paragraph" style:parent-style-name="Standard" style:default-outline-level="2">
      <style:paragraph-properties fo:margin-top="0cm" fo:margin-bottom="0.212cm"/>
      <style:text-properties fo:font-size="16pt" style:text-underline-style="solid" style:text-underline-width="auto" style:text-underline-color="font-color" style:font-size-asian="16pt"/>
    </style:style>
    <style:style style:name="Sangría_20_2_20_de_20_t._20_independiente" style:display-name="Sangría 2 de t. independiente" style:family="paragraph" style:parent-style-name="Standard">
      <style:paragraph-properties fo:margin-left="0.635cm" fo:margin-right="0cm" fo:text-align="justify" style:justify-single-word="false" fo:text-indent="0cm" style:auto-text-indent="false"/>
      <style:text-properties fo:language="es" fo:country="ES" style:font-size-complex="10pt"/>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018cm solid #000000"/>
      <style:text-properties style:font-name="Courier New" fo:font-size="10pt" fo:language="ca" fo:country="ES" style:font-size-asian="10pt" style:font-name-complex="Courier New"/>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Puntuació" style:family="text" style:parent-style-name="Fuente_20_de_20_párrafo_20_predeter.">
      <style:text-properties fo:font-size="12pt" fo:letter-spacing="-0.005cm" fo:language="ca" fo:country="ES" fo:font-style="italic" fo:font-weight="bold" style:font-size-asian="12pt" style:font-style-asian="italic"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44cm" fo:text-indent="-0.318cm" fo:margin-left="3.944cm"/>
        </style:list-level-properties>
      </text:list-level-style-number>
      <text:list-level-style-number text:level="4"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54cm" fo:text-indent="-0.318cm" fo:margin-left="7.754cm"/>
        </style:list-level-properties>
      </text:list-level-style-number>
      <text:list-level-style-number text:level="7" style:num-suffix="." style:num-format="1">
        <style:list-level-properties text:list-level-position-and-space-mode="label-alignment">
          <style:list-level-label-alignment text:label-followed-by="listtab" text:list-tab-stop-position="9.024cm" fo:text-indent="-0.635cm" fo:margin-left="9.02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94cm" fo:text-indent="-0.635cm" fo:margin-left="10.29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64cm" fo:text-indent="-0.318cm" fo:margin-left="11.5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5.02cm" table:align="left" style:writing-mode="lr-tb"/>
    </style:style>
    <style:style style:name="Tabla1.A" style:family="table-column">
      <style:table-column-properties style:column-width="10.502cm"/>
    </style:style>
    <style:style style:name="Tabla1.B" style:family="table-column">
      <style:table-column-properties style:column-width="4.517cm"/>
    </style:style>
    <style:style style:name="Tabla1.1" style:family="table-row">
      <style:table-row-properties style:keep-together="false" fo:keep-together="always"/>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left="0.018cm solid #000000" fo:border-right="0.018cm solid #000000" fo:border-top="0.018cm solid #000000" fo:border-bottom="0.018cm solid #ffffff" style:writing-mode="lr-tb"/>
    </style:style>
    <style:style style:name="Tabla1.3" style:family="table-row">
      <style:table-row-properties style:keep-together="true" fo:keep-together="auto"/>
    </style:style>
    <style:style style:name="Tabla1.B3" style:family="table-cell">
      <style:table-cell-properties style:vertical-align="top" fo:padding-left="0.123cm" fo:padding-right="0.123cm" fo:padding-top="0cm" fo:padding-bottom="0cm" fo:border-left="0.018cm solid #000000" fo:border-right="0.018cm solid #000000" fo:border-top="0.018cm solid #ffffff" fo:border-bottom="0.018cm solid #000000" style:writing-mode="lr-tb"/>
    </style:style>
    <style:style style:name="Tabla1.B4" style:family="table-cell">
      <style:table-cell-properties style:vertical-align="top" fo:padding-left="0.123cm" fo:padding-right="0.123cm" fo:padding-top="0cm" fo:padding-bottom="0cm" fo:border="0.018cm solid #000000" style:writing-mode="lr-tb"/>
    </style:style>
    <style:style style:name="MP1" style:family="paragraph" style:parent-style-name="Header">
      <style:paragraph-properties style:snap-to-layout-grid="false"/>
    </style:style>
    <style:style style:name="MT1" style:family="text">
      <style:text-properties fo:font-size="11.5pt" fo:font-style="normal" fo:font-weight="normal" style:font-size-asian="11.5pt" style:font-style-asian="normal" style:font-weight-asian="normal" style:font-size-complex="11.5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5.009cm, 0cm, 5.13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586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54cm" fo:margin-left="0cm" fo:margin-right="0cm" fo:margin-bottom="0.556cm" style:dynamic-spacing="true"/>
      </style:header-style>
      <style:footer-style/>
    </style:page-layout>
    <style:page-layout style:name="Mpm2">
      <style:page-layout-properties fo:page-width="21.001cm" fo:page-height="29.7cm" style:num-format="1" style:print-orientation="portrait" fo:margin-top="1.903cm" fo:margin-bottom="1.586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Header"><draw:frame draw:style-name="Mfr1" draw:name="gráficos1" text:anchor-type="char" svg:x="-2.346cm" svg:y="-0.355cm" svg:width="1.826cm" svg:height="1.907cm" draw:z-index="0"><draw:image xlink:href="Pictures/100000000000042B000002CCFDCC1D7D.jpg" xlink:type="simple" xlink:show="embed" xlink:actuate="onLoad"/></draw:frame><text:bookmark text:name="OLE_LINK1"/><text:bookmark text:name="OLE_LINK2"/><text:span text:style-name="Puntuació"><text:span text:style-name="MT1">Mòdul 03 Programació bàsica</text:span></text:span></text:p>
            </table:table-cell>
            <table:table-cell table:style-name="Tabla1.B1" table:number-rows-spanned="2" office:value-type="string">
              <text:p text:style-name="Header"><text:span text:style-name="Puntuació"><text:span text:style-name="MT1">Nota:</text:span></text:span></text:p>
            </table:table-cell>
          </table:table-row>
          <table:table-row table:style-name="Tabla1.1">
            <table:table-cell table:style-name="Tabla1.A1" office:value-type="string">
              <text:p text:style-name="Header"><text:span text:style-name="Puntuació"><text:span text:style-name="MT1">Curs: DAM1 – DAW1</text:span></text:span></text:p>
            </table:table-cell>
            <table:covered-table-cell/>
          </table:table-row>
          <table:table-row table:style-name="Tabla1.3">
            <table:table-cell table:style-name="Tabla1.A1" office:value-type="string">
              <text:p text:style-name="Header"><text:span text:style-name="Puntuació"><text:span text:style-name="MT1">UF1-NF</text:span></text:span><text:span text:style-name="Puntuació"><text:span text:style-name="MT1">2</text:span></text:span><text:span text:style-name="Puntuació"><text:span text:style-name="MT1"> Estructures-Enumeracions-Unions</text:span></text:span></text:p>
            </table:table-cell>
            <table:table-cell table:style-name="Tabla1.B3" office:value-type="string">
              <text:p text:style-name="MP1"><text:span text:style-name="Puntuació"><text:span text:style-name="MT1"/></text:span></text:p>
            </table:table-cell>
          </table:table-row>
          <table:table-row table:style-name="Tabla1.3">
            <table:table-cell table:style-name="Tabla1.A1" office:value-type="string">
              <text:p text:style-name="Header"><text:span text:style-name="Puntuació"><text:span text:style-name="MT1">Professor:Ramon Murillo-Ramon Sesén</text:span></text:span></text:p>
            </table:table-cell>
            <table:table-cell table:style-name="Tabla1.B4" office:value-type="string">
              <text:p text:style-name="Header"><text:span text:style-name="Puntuació"><text:span text:style-name="MT1">Data: 27/04/2015</text:span></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umne</meta:initial-creator>
    <meta:creation-date>2010-02-09T12:43:00</meta:creation-date>
    <dc:date>2015-04-27T17:20:05.85</dc:date>
    <meta:editing-cycles>7</meta:editing-cycles>
    <meta:editing-duration>PT5M18S</meta:editing-duration>
    <meta:generator>OpenOffice.org/3.3$Win32 OpenOffice.org_project/330m20$Build-9567</meta:generator>
    <meta:document-statistic meta:table-count="1" meta:image-count="1" meta:object-count="0" meta:page-count="1" meta:paragraph-count="29" meta:word-count="483" meta:character-count="3067"/>
    <dc:creator>. .</dc:creator>
    <meta:user-defined meta:name="Información 1"/>
    <meta:user-defined meta:name="Información 2"/>
    <meta:user-defined meta:name="Información 3"/>
    <meta:user-defined meta:name="Información 4"/>
  </office:meta>
</office:document-meta>
</file>